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paragraph-rsid="000d108e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paragraph-rsid="000d108e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paragraph-rsid="000d108e"/>
    </style:style>
    <style:style style:name="P4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paragraph-rsid="000f3f43"/>
    </style:style>
    <style:style style:name="P5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paragraph-rsid="00124dc1"/>
    </style:style>
    <style:style style:name="P6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paragraph-rsid="001cbb84"/>
    </style:style>
    <style:style style:name="P7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paragraph-rsid="0024de8a"/>
    </style:style>
    <style:style style:name="P8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paragraph-rsid="00272ff9"/>
    </style:style>
    <style:style style:name="P9" style:family="paragraph" style:parent-style-name="Standard">
      <style:paragraph-properties fo:margin-left="0cm" fo:margin-right="0cm" fo:text-align="center" style:justify-single-word="false" fo:text-indent="0.9cm" style:auto-text-indent="false"/>
      <style:text-properties fo:font-size="13pt" fo:font-weight="bold" officeooo:paragraph-rsid="000d108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fo:font-size="13pt" fo:font-weight="bold" officeooo:paragraph-rsid="000d108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30716" officeooo:paragraph-rsid="00130716"/>
    </style:style>
    <style:style style:name="P12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69c83" officeooo:paragraph-rsid="00169c83"/>
    </style:style>
    <style:style style:name="P13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69c83" officeooo:paragraph-rsid="00181a2a"/>
    </style:style>
    <style:style style:name="P14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6ff82" officeooo:paragraph-rsid="00181a2a"/>
    </style:style>
    <style:style style:name="P15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20dc40" officeooo:paragraph-rsid="0020dc40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d108e"/>
    </style:style>
    <style:style style:name="P17" style:family="paragraph" style:parent-style-name="Standard">
      <style:paragraph-properties fo:text-align="center" style:justify-single-word="false"/>
      <style:text-properties fo:font-size="13pt" fo:font-weight="bold" officeooo:paragraph-rsid="000d108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47681" officeooo:paragraph-rsid="00147681"/>
    </style:style>
    <style:style style:name="P19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bbd29" officeooo:paragraph-rsid="001cbb84"/>
    </style:style>
    <style:style style:name="P20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bbd29" officeooo:paragraph-rsid="001cef83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.9cm" style:auto-text-indent="false"/>
      <style:text-properties officeooo:paragraph-rsid="000d108e"/>
    </style:style>
    <style:style style:name="P22" style:family="paragraph" style:parent-style-name="Standard" style:list-style-name="L2">
      <style:paragraph-properties fo:margin-left="0cm" fo:margin-right="0cm" fo:text-align="justify" style:justify-single-word="false" fo:text-indent="0.9cm" style:auto-text-indent="false"/>
      <style:text-properties officeooo:paragraph-rsid="000d108e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9cm" style:auto-text-indent="false"/>
      <style:text-properties officeooo:paragraph-rsid="000d108e"/>
    </style:style>
    <style:style style:name="P24" style:family="paragraph" style:parent-style-name="Standard" style:list-style-name="L1">
      <style:paragraph-properties fo:margin-left="0cm" fo:margin-right="0cm" fo:text-align="justify" style:justify-single-word="false" fo:text-indent="0.9cm" style:auto-text-indent="false"/>
      <style:text-properties officeooo:rsid="00272ff9" officeooo:paragraph-rsid="00272ff9"/>
    </style:style>
    <style:style style:name="P25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16ff82" officeooo:paragraph-rsid="0043b15f"/>
    </style:style>
    <style:style style:name="P26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officeooo:rsid="0043b15f" officeooo:paragraph-rsid="0043b15f"/>
    </style:style>
    <style:style style:name="T1" style:family="text">
      <style:text-properties officeooo:rsid="000d108e"/>
    </style:style>
    <style:style style:name="T2" style:family="text">
      <style:text-properties officeooo:rsid="000dcddf"/>
    </style:style>
    <style:style style:name="T3" style:family="text">
      <style:text-properties officeooo:rsid="000e0116"/>
    </style:style>
    <style:style style:name="T4" style:family="text">
      <style:text-properties officeooo:rsid="00103de3"/>
    </style:style>
    <style:style style:name="T5" style:family="text">
      <style:text-properties officeooo:rsid="00124dc1"/>
    </style:style>
    <style:style style:name="T6" style:family="text">
      <style:text-properties officeooo:rsid="00181a2a"/>
    </style:style>
    <style:style style:name="T7" style:family="text">
      <style:text-properties officeooo:rsid="0018dfff"/>
    </style:style>
    <style:style style:name="T8" style:family="text">
      <style:text-properties officeooo:rsid="0019e894"/>
    </style:style>
    <style:style style:name="T9" style:family="text">
      <style:text-properties officeooo:rsid="001b4ecb"/>
    </style:style>
    <style:style style:name="T10" style:family="text">
      <style:text-properties officeooo:rsid="001bbd29"/>
    </style:style>
    <style:style style:name="T11" style:family="text">
      <style:text-properties officeooo:rsid="0022c546"/>
    </style:style>
    <style:style style:name="T12" style:family="text">
      <style:text-properties officeooo:rsid="0024de8a"/>
    </style:style>
    <style:style style:name="T13" style:family="text">
      <style:text-properties officeooo:rsid="00265ce1"/>
    </style:style>
    <style:style style:name="T14" style:family="text">
      <style:text-properties officeooo:rsid="00272ff9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officeooo:rsid="00282e1e"/>
    </style:style>
    <style:style style:name="T18" style:family="text">
      <style:text-properties officeooo:rsid="002bc460"/>
    </style:style>
    <style:style style:name="T19" style:family="text">
      <style:text-properties officeooo:rsid="002d29b8"/>
    </style:style>
    <style:style style:name="T20" style:family="text">
      <style:text-properties officeooo:rsid="002dc5da"/>
    </style:style>
    <style:style style:name="T21" style:family="text">
      <style:text-properties officeooo:rsid="002eb76d"/>
    </style:style>
    <style:style style:name="T22" style:family="text">
      <style:text-properties officeooo:rsid="002f8b01"/>
    </style:style>
    <style:style style:name="T23" style:family="text">
      <style:text-properties officeooo:rsid="003473db"/>
    </style:style>
    <style:style style:name="T24" style:family="text">
      <style:text-properties officeooo:rsid="00362b6c"/>
    </style:style>
    <style:style style:name="T25" style:family="text">
      <style:text-properties officeooo:rsid="00381f96"/>
    </style:style>
    <style:style style:name="T26" style:family="text">
      <style:text-properties officeooo:rsid="003e88b3"/>
    </style:style>
    <style:style style:name="T27" style:family="text">
      <style:text-properties officeooo:rsid="0041fa35"/>
    </style:style>
    <style:style style:name="T28" style:family="text">
      <style:text-properties officeooo:rsid="0043b15f"/>
    </style:style>
    <style:style style:name="T29" style:family="text">
      <style:text-properties officeooo:rsid="00169c83"/>
    </style:style>
    <style:style style:name="T30" style:family="text">
      <style:text-properties officeooo:rsid="00440ea4"/>
    </style:style>
    <style:style style:name="T31" style:family="text">
      <style:text-properties officeooo:rsid="004569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Campus Chapecó</text:p>
      <text:p text:style-name="P1">Acadêmicos: <text:span text:style-name="T1">Edirlan Censi</text:span></text:p>
      <text:p text:style-name="P1"><text:s text:c="21"/><text:span text:style-name="T1">Taiane Baldin</text:span></text:p>
      <text:p text:style-name="P1">Curso: Ciência da Computação – <text:span text:style-name="T1">3</text:span>° fase</text:p>
      <text:p text:style-name="P1">Discipli<text:span text:style-name="T2">n</text:span>a: Programação I</text:p>
      <text:p text:style-name="P1">Professor: Fernando Bevilacqua</text:p>
      <text:p text:style-name="P2"/>
      <text:p text:style-name="P1">Descrição da Linguagem </text:p>
      <text:p text:style-name="P1"/>
      <text:p text:style-name="P9">Declaração de váriáveis</text:p>
      <text:p text:style-name="P9"/>
      <text:p text:style-name="P3"><text:span text:style-name="T3">Declarar uma variavel do tipo double</text:span>: <text:span text:style-name="T3">@ &amp;</text:span> nome; </text:p>
      <text:p text:style-name="P4"><text:span text:style-name="T3">Declarar uma variavel do tipo double e atribuir valor</text:span>: <text:span text:style-name="T3">@ &amp;</text:span> nome <text:span text:style-name="T4">&lt; - <text:s/>valor</text:span>; </text:p>
      <text:p text:style-name="P4"/>
      <text:p text:style-name="P5"><text:span text:style-name="T3">Declarar uma variavel do tipo String </text:span>: <text:span text:style-name="T3">@ $</text:span> nome;</text:p>
      <text:p text:style-name="P5"><text:span text:style-name="T3">Declarar uma variavel do tipo String e atribuir algo</text:span>: <text:span text:style-name="T3">@ <text:s/>$ </text:span>nome <text:span text:style-name="T5">&lt; - string</text:span>; <text:s/></text:p>
      <text:p text:style-name="P3"/>
      <text:p text:style-name="P3"/>
      <text:p text:style-name="P11">As variaveis double declaradas ,inicialmente recebem 0;</text:p>
      <text:p text:style-name="P11">As variaveis String declaradas ,inicialmente recebem “NADA”;</text:p>
      <text:p text:style-name="P11"/>
      <text:p text:style-name="P18">Somente um comando por linha;</text:p>
      <text:p text:style-name="P3"/>
      <text:p text:style-name="P9">Atribuição</text:p>
      <text:p text:style-name="P12">Para atribuir um valor <text:span text:style-name="T27">simples</text:span> a uma variavel double <text:s/>basta fazer:</text:p>
      <text:p text:style-name="P12"><text:tab/><text:tab/>&amp;nome &lt; - valor;</text:p>
      <text:p text:style-name="P25">&amp;nome é o nome da variavel <text:s/>e valor pode ser um numero , uma variavel <text:span text:style-name="T9">tipo double;</text:span></text:p>
      <text:p text:style-name="P25"><text:span text:style-name="T28">Para atribuir um valor complexo que precisa <text:s/>de uma <text:tab/>expressão aritmetica , deve se usar assim:</text:span></text:p>
      <text:p text:style-name="P26">ex: <text:s/><text:span text:style-name="T30">&amp;nome &lt; - </text:span>( <text:span text:style-name="T31">&amp;</text:span>var1 <text:s/>Op <text:span text:style-name="T31">&amp;</text:span>var2)<text:span text:style-name="T29">;</text:span></text:p>
      <text:p text:style-name="P10"/>
      <text:p text:style-name="P13">Para atribuir um valor simples a uma variavel <text:s/><text:span text:style-name="T6">String</text:span> basta fazer:</text:p>
      <text:p text:style-name="P13"><text:tab/><text:tab/><text:span text:style-name="T6">$</text:span>nome &lt; - <text:span text:style-name="T6">string</text:span>;</text:p>
      <text:p text:style-name="P14"><text:span text:style-name="T7">$</text:span>nome é o nome da variavel <text:s/>e valor pode ser um<text:span text:style-name="T8">a string</text:span> ou uma variavel <text:span text:style-name="T8">tipo string</text:span></text:p>
      <text:p text:style-name="P3"/>
      <text:p text:style-name="P3"/>
      <text:p text:style-name="P9">Imprimir na tela</text:p>
      <text:p text:style-name="P3"><text:span text:style-name="T10">Para imprimir algo basta fazer</text:span>: </text:p>
      <text:p text:style-name="P6"><text:tab/><text:span text:style-name="T10">exibir(&amp;nome)! <text:s/>- <text:s/>Para imprimir variavel tipo double</text:span></text:p>
      <text:p text:style-name="P19"><text:s/><text:tab/>exibir($nome)! <text:s/>- <text:s/>Para imprimir variavel tipo String</text:p>
      <text:p text:style-name="P20"><text:tab/>exibir(*frase)! <text:s/>- <text:s/>Para imprimir uma frase</text:p>
      <text:p text:style-name="P3"/>
      <text:p text:style-name="P3"/>
      <text:p text:style-name="P9">Ler do teclado</text:p>
      <text:p text:style-name="P15">Para ler algo do teclado:</text:p>
      <text:p text:style-name="P16"><text:tab/><text:tab/> escrev<text:span text:style-name="T11">a</text:span>(<text:span text:style-name="T11">nome da variavel</text:span>);</text:p>
      <text:p text:style-name="P3"><text:tab/><text:tab/><text:tab/><text:tab/><text:tab/><text:tab/></text:p>
      <text:p text:style-name="P9">Operações aritméticas</text:p>
      <text:p text:style-name="P7"><text:span text:style-name="T12">Para realizar uma operação</text:span>:</text:p>
      <text:p text:style-name="P7"><text:s/></text:p>
      <text:p text:style-name="P3"><text:tab/><text:tab/><text:span text:style-name="T12">var </text:span>= var <text:span text:style-name="T12">Operador</text:span> var; <text:s/>//<text:span text:style-name="T13">var deve estar declarada</text:span></text:p>
      <text:p text:style-name="P3"><text:soft-page-break/></text:p>
      <text:p text:style-name="P8"/>
      <text:p text:style-name="P3"/>
      <text:p text:style-name="P3"/>
      <text:p text:style-name="P3"/>
      <text:p text:style-name="P3"><text:span text:style-name="T14">Operadores </text:span><text:s/></text:p>
      <text:list xml:id="list8181395722009653554" text:style-name="L1">
        <text:list-item>
          <text:p text:style-name="P21">+ adição</text:p>
        </text:list-item>
        <text:list-item>
          <text:p text:style-name="P21">- subtração</text:p>
        </text:list-item>
        <text:list-item>
          <text:p text:style-name="P21">* multiplicação</text:p>
        </text:list-item>
        <text:list-item>
          <text:p text:style-name="P21">/ divisão</text:p>
        </text:list-item>
        <text:list-item>
          <text:p text:style-name="P21">% mod</text:p>
          <text:list>
            <text:list-item>
              <text:list>
                <text:list-header>
                  <text:p text:style-name="P24"><text:tab/><text:tab/><text:tab/><text:tab/><text:tab/><text:span text:style-name="T15">Operações Lógicas</text:span></text:p>
                  <text:list>
                    <text:list-header>
                      <text:p text:style-name="P24"><text:span text:style-name="T15"><text:s text:c="13"/></text:span><text:span text:style-name="T16">Só podem ser utilizadas em comandos de laço e fluxo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21"><text:span text:style-name="T17">^ </text:span><text:s/>diferente </text:p>
        </text:list-item>
        <text:list-item>
          <text:p text:style-name="P21">&gt; <text:s/>maior</text:p>
        </text:list-item>
        <text:list-item>
          <text:p text:style-name="P21">&lt; <text:s/>menor</text:p>
        </text:list-item>
        <text:list-item>
          <text:p text:style-name="P21"><text:span text:style-name="T17">~</text:span> <text:s/>verificador de igualdade</text:p>
        </text:list-item>
      </text:list>
      <text:p text:style-name="P3"><text:tab/> <text:s text:c="3"/></text:p>
      <text:p text:style-name="P9">Laços e controle de fluxo</text:p>
      <text:p text:style-name="P3"/>
      <text:list xml:id="list3576786396437740821" text:style-name="L2">
        <text:list-item>
          <text:p text:style-name="P22">Laco: </text:p>
          <text:list>
            <text:list-item>
              <text:list>
                <text:list-header>
                  <text:p text:style-name="P22"><text:s text:c="31"/><text:span text:style-name="T26">enquanto</text:span> (expressão )</text:p>
                  <text:list>
                    <text:list-item>
                      <text:list>
                        <text:list-header>
                          <text:p text:style-name="P22"><text:s text:c="42"/>comandos;</text:p>
                          <text:p text:style-name="P22"><text:s text:c="42"/>comandos;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"><text:s text:c="24"/>end<text:span text:style-name="T18">L!</text:span></text:p>
      <text:p text:style-name="P3"/>
      <text:p text:style-name="P3">ex: <text:span text:style-name="T19">@</text:span> <text:span text:style-name="T19">&amp;x &lt; - 1</text:span>;</text:p>
      <text:p text:style-name="P3"><text:s text:c="9"/><text:tab/>laco(<text:span text:style-name="T19">x &lt; 10</text:span>)</text:p>
      <text:p text:style-name="P3"><text:s text:c="19"/><text:span text:style-name="T20">exibe</text:span>(<text:span text:style-name="T20">&amp;x</text:span>)!</text:p>
      <text:p text:style-name="P3"><text:tab/><text:tab/> <text:s text:c="3"/><text:span text:style-name="T21">&amp;x </text:span>= <text:span text:style-name="T21">&amp;x</text:span> + 1;</text:p>
      <text:p text:style-name="P3"><text:tab/> <text:s text:c="7"/><text:tab/>end<text:span text:style-name="T22">L!</text:span></text:p>
      <text:p text:style-name="P3"/>
      <text:list xml:id="list484955029948588428" text:style-name="L3">
        <text:list-item>
          <text:p text:style-name="P23">If: </text:p>
          <text:p text:style-name="P23"><text:s text:c="31"/>se(expressão )</text:p>
        </text:list-item>
      </text:list>
      <text:p text:style-name="P3"><text:s text:c="30"/>comandos;</text:p>
      <text:p text:style-name="P3"><text:tab/> <text:s text:c="26"/>comandos;</text:p>
      <text:p text:style-name="P3"><text:s text:c="23"/>end!;</text:p>
      <text:p text:style-name="P3"/>
      <text:p text:style-name="P3"><text:s text:c="3"/>ex: <text:span text:style-name="T23">@ </text:span><text:s/><text:span text:style-name="T23">&amp;</text:span>a <text:span text:style-name="T23">&lt; -5</text:span>;</text:p>
      <text:p text:style-name="P3"><text:s text:c="15"/>se( <text:span text:style-name="T24">&amp;</text:span>a &gt; 3)</text:p>
      <text:p text:style-name="P3"><text:tab/> <text:s text:c="17"/><text:span text:style-name="T25">exibe</text:span>(<text:span text:style-name="T25">&amp;</text:span>a)!</text:p>
      <text:p text:style-name="P3"/>
      <text:p text:style-name="P3"><text:s text:c="15"/>end!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5:03:20.418000000</meta:creation-date>
    <dc:date>2014-05-21T16:41:53.328000000</dc:date>
    <meta:editing-duration>PT1H29M21S</meta:editing-duration>
    <meta:editing-cycles>61</meta:editing-cycles>
    <meta:generator>LibreOffice/4.2.2.1$Windows_x86 LibreOffice_project/3be8cda0bddd8e430d8cda1ebfd581265cca5a0f</meta:generator>
    <meta:document-statistic meta:table-count="0" meta:image-count="0" meta:object-count="0" meta:page-count="2" meta:paragraph-count="70" meta:word-count="336" meta:character-count="2278" meta:non-whitespace-character-count="1579"/>
  </office:meta>
</office:document-meta>
</file>